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e451" officeooo:paragraph-rsid="0004e4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sudo code:</text:p>
      <text:p text:style-name="P1">dict={}</text:p>
      <text:p text:style-name="P1">switch (case)</text:p>
      <text:p text:style-name="P1">case 1:</text:p>
      <text:p text:style-name="P1"><text:s/>read csv file</text:p>
      <text:p text:style-name="P1">while(line!=null)</text:p>
      <text:p text:style-name="P1"><text:tab/>total_marks = A1+A2+A3</text:p>
      <text:p text:style-name="P1"><text:tab/>dict={total_marks:student name}</text:p>
      <text:p text:style-name="P1"><text:s text:c="11"/>print(student details,total_marks</text:p>
      <text:p text:style-name="P1"/>
      <text:p text:style-name="P1">case2:</text:p>
      <text:p text:style-name="P1"><text:s/>tv=input threshold value<text:tab/><text:tab/></text:p>
      <text:p text:style-name="P1"><text:s/>while (line!=null)</text:p>
      <text:p text:style-name="P1"><text:tab/>total_marks = A1+A2+A3</text:p>
      <text:p text:style-name="P1"><text:tab/>if total_marks&lt;=tv:</text:p>
      <text:p text:style-name="P1"><text:tab/><text:tab/>print(student name)</text:p>
      <text:p text:style-name="P1"/>
      <text:p text:style-name="P1">case3:</text:p>
      <text:p text:style-name="P1"><text:s text:c="7"/>sorted_dict=sort(dict)</text:p>
      <text:p text:style-name="P1">#to print students with top 10 highest total marks</text:p>
      <text:p text:style-name="P1"><text:s text:c="7"/>for i in range(0,10)</text:p>
      <text:p text:style-name="P1"><text:tab/>print(dict[student name])</text:p>
      <text:p text:style-name="P1"><text:s text:c="5"/></text:p>
      <text:p text:style-name="P1">#to print students with top 10 lowest total marks</text:p>
      <text:p text:style-name="P1"><text:s text:c="7"/>for i in range(-1,-10)</text:p>
      <text:p text:style-name="P1"><text:tab/>print(dict[student name]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2T22:45:50.450000000</meta:creation-date>
    <dc:date>2022-09-22T23:00:24.157000000</dc:date>
    <meta:editing-duration>PT14M34S</meta:editing-duration>
    <meta:editing-cycles>1</meta:editing-cycles>
    <meta:document-statistic meta:table-count="0" meta:image-count="0" meta:object-count="0" meta:page-count="1" meta:paragraph-count="24" meta:word-count="63" meta:character-count="532" meta:non-whitespace-character-count="442"/>
    <meta:generator>Neat_Office/6.2.8.2$Windows_x86 LibreOffice_project/</meta:generator>
  </office:meta>
</office:document-meta>
</file>